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OrderID</text:p>
          </table:table-cell>
          <table:table-cell office:value-type="string" calcext:value-type="string">
            <text:p>CustomerID</text:p>
          </table:table-cell>
          <table:table-cell office:value-type="string" calcext:value-type="string">
            <text:p>EmployeeID</text:p>
          </table:table-cell>
          <table:table-cell table:style-name="Default" office:value-type="string" calcext:value-type="string">
            <text:p>OrderDate</text:p>
          </table:table-cell>
          <table:table-cell office:value-type="string" calcext:value-type="string">
            <text:p>ShipperID</text:p>
          </table:table-cell>
        </table:table-row>
        <table:table-row table:style-name="ro1">
          <table:table-cell office:value-type="float" office:value="10248" calcext:value-type="float">
            <text:p>10248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date" office:date-value="1996-07-04" calcext:value-type="date">
            <text:p>1996-07-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49" calcext:value-type="float">
            <text:p>10249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1996-07-05" calcext:value-type="date">
            <text:p>1996-07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50" calcext:value-type="float">
            <text:p>1025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date" office:date-value="1996-07-08" calcext:value-type="date">
            <text:p>1996-07-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51" calcext:value-type="float">
            <text:p>10251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date" office:date-value="1996-07-08" calcext:value-type="date">
            <text:p>1996-07-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52" calcext:value-type="float">
            <text:p>10252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date" office:date-value="1996-07-09" calcext:value-type="date">
            <text:p>1996-07-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53" calcext:value-type="float">
            <text:p>1025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date" office:date-value="1996-07-10" calcext:value-type="date">
            <text:p>1996-07-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54" calcext:value-type="float">
            <text:p>1025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date" office:date-value="1996-07-11" calcext:value-type="date">
            <text:p>1996-07-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55" calcext:value-type="float">
            <text:p>10255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date" office:date-value="1996-07-12" calcext:value-type="date">
            <text:p>1996-07-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56" calcext:value-type="float">
            <text:p>10256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date" office:date-value="1996-07-15" calcext:value-type="date">
            <text:p>1996-07-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57" calcext:value-type="float">
            <text:p>1025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date" office:date-value="1996-07-16" calcext:value-type="date">
            <text:p>1996-07-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58" calcext:value-type="float">
            <text:p>1025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1996-07-17" calcext:value-type="date">
            <text:p>1996-07-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59" calcext:value-type="float">
            <text:p>1025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date" office:date-value="1996-07-18" calcext:value-type="date">
            <text:p>1996-07-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60" calcext:value-type="float">
            <text:p>1026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date" office:date-value="1996-07-19" calcext:value-type="date">
            <text:p>1996-07-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61" calcext:value-type="float">
            <text:p>10261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date" office:date-value="1996-07-19" calcext:value-type="date">
            <text:p>1996-07-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62" calcext:value-type="float">
            <text:p>1026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date" office:date-value="1996-07-22" calcext:value-type="date">
            <text:p>1996-07-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63" calcext:value-type="float">
            <text:p>10263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date" office:date-value="1996-07-23" calcext:value-type="date">
            <text:p>1996-07-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64" calcext:value-type="float">
            <text:p>1026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1996-07-24" calcext:value-type="date">
            <text:p>1996-07-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65" calcext:value-type="float">
            <text:p>1026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date" office:date-value="1996-07-25" calcext:value-type="date">
            <text:p>1996-07-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66" calcext:value-type="float">
            <text:p>10266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date" office:date-value="1996-07-26" calcext:value-type="date">
            <text:p>1996-07-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67" calcext:value-type="float">
            <text:p>1026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date" office:date-value="1996-07-29" calcext:value-type="date">
            <text:p>1996-07-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68" calcext:value-type="float">
            <text:p>10268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date" office:date-value="1996-07-30" calcext:value-type="date">
            <text:p>1996-07-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69" calcext:value-type="float">
            <text:p>10269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1996-07-31" calcext:value-type="date">
            <text:p>1996-07-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70" calcext:value-type="float">
            <text:p>1027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1996-08-01" calcext:value-type="date">
            <text:p>1996-08-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71" calcext:value-type="float">
            <text:p>10271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1996-08-01" calcext:value-type="date">
            <text:p>1996-08-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72" calcext:value-type="float">
            <text:p>10272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1996-08-02" calcext:value-type="date">
            <text:p>1996-08-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73" calcext:value-type="float">
            <text:p>1027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date" office:date-value="1996-08-05" calcext:value-type="date">
            <text:p>1996-08-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74" calcext:value-type="float">
            <text:p>10274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1996-08-06" calcext:value-type="date">
            <text:p>1996-08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75" calcext:value-type="float">
            <text:p>10275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1996-08-07" calcext:value-type="date">
            <text:p>1996-08-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76" calcext:value-type="float">
            <text:p>10276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date" office:date-value="1996-08-08" calcext:value-type="date">
            <text:p>1996-08-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77" calcext:value-type="float">
            <text:p>10277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date" office:date-value="1996-08-09" calcext:value-type="date">
            <text:p>1996-08-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78" calcext:value-type="float">
            <text:p>1027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1996-08-12" calcext:value-type="date">
            <text:p>1996-08-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79" calcext:value-type="float">
            <text:p>10279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date" office:date-value="1996-08-13" calcext:value-type="date">
            <text:p>1996-08-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80" calcext:value-type="float">
            <text:p>1028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date" office:date-value="1996-08-14" calcext:value-type="date">
            <text:p>1996-08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81" calcext:value-type="float">
            <text:p>10281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date" office:date-value="1996-08-14" calcext:value-type="date">
            <text:p>1996-08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82" calcext:value-type="float">
            <text:p>10282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date" office:date-value="1996-08-15" calcext:value-type="date">
            <text:p>1996-08-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83" calcext:value-type="float">
            <text:p>1028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date" office:date-value="1996-08-16" calcext:value-type="date">
            <text:p>1996-08-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84" calcext:value-type="float">
            <text:p>10284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date" office:date-value="1996-08-19" calcext:value-type="date">
            <text:p>1996-08-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85" calcext:value-type="float">
            <text:p>1028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1996-08-20" calcext:value-type="date">
            <text:p>1996-08-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86" calcext:value-type="float">
            <text:p>10286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date" office:date-value="1996-08-21" calcext:value-type="date">
            <text:p>1996-08-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87" calcext:value-type="float">
            <text:p>10287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date" office:date-value="1996-08-22" calcext:value-type="date">
            <text:p>1996-08-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88" calcext:value-type="float">
            <text:p>10288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date" office:date-value="1996-08-23" calcext:value-type="date">
            <text:p>1996-08-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89" calcext:value-type="float">
            <text:p>1028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date" office:date-value="1996-08-26" calcext:value-type="date">
            <text:p>1996-08-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90" calcext:value-type="float">
            <text:p>1029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date" office:date-value="1996-08-27" calcext:value-type="date">
            <text:p>1996-08-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91" calcext:value-type="float">
            <text:p>10291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1996-08-27" calcext:value-type="date">
            <text:p>1996-08-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92" calcext:value-type="float">
            <text:p>10292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1996-08-28" calcext:value-type="date">
            <text:p>1996-08-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93" calcext:value-type="float">
            <text:p>1029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date" office:date-value="1996-08-29" calcext:value-type="date">
            <text:p>1996-08-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94" calcext:value-type="float">
            <text:p>10294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date" office:date-value="1996-08-30" calcext:value-type="date">
            <text:p>1996-08-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95" calcext:value-type="float">
            <text:p>10295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date" office:date-value="1996-09-02" calcext:value-type="date">
            <text:p>1996-09-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96" calcext:value-type="float">
            <text:p>10296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1996-09-03" calcext:value-type="date">
            <text:p>1996-09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97" calcext:value-type="float">
            <text:p>1029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1996-09-04" calcext:value-type="date">
            <text:p>1996-09-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98" calcext:value-type="float">
            <text:p>10298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date" office:date-value="1996-09-05" calcext:value-type="date">
            <text:p>1996-09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99" calcext:value-type="float">
            <text:p>10299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date" office:date-value="1996-09-06" calcext:value-type="date">
            <text:p>1996-09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date" office:date-value="1996-09-09" calcext:value-type="date">
            <text:p>1996-09-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01" calcext:value-type="float">
            <text:p>10301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date" office:date-value="1996-09-09" calcext:value-type="date">
            <text:p>1996-09-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02" calcext:value-type="float">
            <text:p>10302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date" office:date-value="1996-09-10" calcext:value-type="date">
            <text:p>1996-09-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03" calcext:value-type="float">
            <text:p>1030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date" office:date-value="1996-09-11" calcext:value-type="date">
            <text:p>1996-09-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04" calcext:value-type="float">
            <text:p>1030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date" office:date-value="1996-09-12" calcext:value-type="date">
            <text:p>1996-09-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05" calcext:value-type="float">
            <text:p>10305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date" office:date-value="1996-09-13" calcext:value-type="date">
            <text:p>1996-09-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06" calcext:value-type="float">
            <text:p>10306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date" office:date-value="1996-09-16" calcext:value-type="date">
            <text:p>1996-09-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07" calcext:value-type="float">
            <text:p>10307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date" office:date-value="1996-09-17" calcext:value-type="date">
            <text:p>1996-09-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08" calcext:value-type="float">
            <text:p>1030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date" office:date-value="1996-09-18" calcext:value-type="date">
            <text:p>1996-09-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09" calcext:value-type="float">
            <text:p>10309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date" office:date-value="1996-09-19" calcext:value-type="date">
            <text:p>1996-09-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10" calcext:value-type="float">
            <text:p>10310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date" office:date-value="1996-09-20" calcext:value-type="date">
            <text:p>1996-09-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11" calcext:value-type="float">
            <text:p>1031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date" office:date-value="1996-09-20" calcext:value-type="date">
            <text:p>1996-09-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12" calcext:value-type="float">
            <text:p>10312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date" office:date-value="1996-09-23" calcext:value-type="date">
            <text:p>1996-09-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13" calcext:value-type="float">
            <text:p>1031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date" office:date-value="1996-09-24" calcext:value-type="date">
            <text:p>1996-09-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14" calcext:value-type="float">
            <text:p>10314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date" office:date-value="1996-09-25" calcext:value-type="date">
            <text:p>1996-09-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15" calcext:value-type="float">
            <text:p>10315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date" office:date-value="1996-09-26" calcext:value-type="date">
            <text:p>1996-09-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16" calcext:value-type="float">
            <text:p>103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date" office:date-value="1996-09-27" calcext:value-type="date">
            <text:p>1996-09-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17" calcext:value-type="float">
            <text:p>10317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1996-09-30" calcext:value-type="date">
            <text:p>1996-09-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18" calcext:value-type="float">
            <text:p>1031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date" office:date-value="1996-10-01" calcext:value-type="date">
            <text:p>1996-10-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19" calcext:value-type="float">
            <text:p>10319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date" office:date-value="1996-10-02" calcext:value-type="date">
            <text:p>1996-10-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20" calcext:value-type="float">
            <text:p>10320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date" office:date-value="1996-10-03" calcext:value-type="date">
            <text:p>1996-10-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21" calcext:value-type="float">
            <text:p>10321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date" office:date-value="1996-10-03" calcext:value-type="date">
            <text:p>1996-10-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22" calcext:value-type="float">
            <text:p>10322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date" office:date-value="1996-10-04" calcext:value-type="date">
            <text:p>1996-10-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23" calcext:value-type="float">
            <text:p>10323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date" office:date-value="1996-10-07" calcext:value-type="date">
            <text:p>1996-10-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24" calcext:value-type="float">
            <text:p>10324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date" office:date-value="1996-10-08" calcext:value-type="date">
            <text:p>1996-10-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25" calcext:value-type="float">
            <text:p>1032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date" office:date-value="1996-10-09" calcext:value-type="date">
            <text:p>1996-10-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26" calcext:value-type="float">
            <text:p>1032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date" office:date-value="1996-10-10" calcext:value-type="date">
            <text:p>1996-10-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27" calcext:value-type="float">
            <text:p>1032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1996-10-11" calcext:value-type="date">
            <text:p>1996-10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28" calcext:value-type="float">
            <text:p>10328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date" office:date-value="1996-10-14" calcext:value-type="date">
            <text:p>1996-10-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29" calcext:value-type="float">
            <text:p>10329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date" office:date-value="1996-10-15" calcext:value-type="date">
            <text:p>1996-10-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30" calcext:value-type="float">
            <text:p>1033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date" office:date-value="1996-10-16" calcext:value-type="date">
            <text:p>1996-10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31" calcext:value-type="float">
            <text:p>1033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date" office:date-value="1996-10-16" calcext:value-type="date">
            <text:p>1996-10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32" calcext:value-type="float">
            <text:p>10332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date" office:date-value="1996-10-17" calcext:value-type="date">
            <text:p>1996-10-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33" calcext:value-type="float">
            <text:p>10333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date" office:date-value="1996-10-18" calcext:value-type="date">
            <text:p>1996-10-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34" calcext:value-type="float">
            <text:p>10334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date" office:date-value="1996-10-21" calcext:value-type="date">
            <text:p>1996-10-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35" calcext:value-type="float">
            <text:p>10335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date" office:date-value="1996-10-22" calcext:value-type="date">
            <text:p>1996-10-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36" calcext:value-type="float">
            <text:p>10336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date" office:date-value="1996-10-23" calcext:value-type="date">
            <text:p>1996-10-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37" calcext:value-type="float">
            <text:p>1033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date" office:date-value="1996-10-24" calcext:value-type="date">
            <text:p>1996-10-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38" calcext:value-type="float">
            <text:p>10338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date" office:date-value="1996-10-25" calcext:value-type="date">
            <text:p>1996-10-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39" calcext:value-type="float">
            <text:p>10339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date" office:date-value="1996-10-28" calcext:value-type="date">
            <text:p>1996-10-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40" calcext:value-type="float">
            <text:p>1034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date" office:date-value="1996-10-29" calcext:value-type="date">
            <text:p>1996-10-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41" calcext:value-type="float">
            <text:p>10341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date" office:date-value="1996-10-29" calcext:value-type="date">
            <text:p>1996-10-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42" calcext:value-type="float">
            <text:p>1034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date" office:date-value="1996-10-30" calcext:value-type="date">
            <text:p>1996-10-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43" calcext:value-type="float">
            <text:p>1034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date" office:date-value="1996-10-31" calcext:value-type="date">
            <text:p>1996-10-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44" calcext:value-type="float">
            <text:p>10344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date" office:date-value="1996-11-01" calcext:value-type="date">
            <text:p>1996-11-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45" calcext:value-type="float">
            <text:p>10345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date" office:date-value="1996-11-04" calcext:value-type="date">
            <text:p>1996-11-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46" calcext:value-type="float">
            <text:p>10346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date" office:date-value="1996-11-05" calcext:value-type="date">
            <text:p>1996-11-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47" calcext:value-type="float">
            <text:p>1034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date" office:date-value="1996-11-06" calcext:value-type="date">
            <text:p>1996-11-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48" calcext:value-type="float">
            <text:p>10348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date" office:date-value="1996-11-07" calcext:value-type="date">
            <text:p>1996-11-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49" calcext:value-type="float">
            <text:p>1034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date" office:date-value="1996-11-08" calcext:value-type="date">
            <text:p>1996-11-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50" calcext:value-type="float">
            <text:p>10350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1996-11-11" calcext:value-type="date">
            <text:p>1996-11-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51" calcext:value-type="float">
            <text:p>1035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1996-11-11" calcext:value-type="date">
            <text:p>1996-11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52" calcext:value-type="float">
            <text:p>1035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date" office:date-value="1996-11-12" calcext:value-type="date">
            <text:p>1996-11-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53" calcext:value-type="float">
            <text:p>10353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date" office:date-value="1996-11-13" calcext:value-type="date">
            <text:p>1996-11-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54" calcext:value-type="float">
            <text:p>10354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date" office:date-value="1996-11-14" calcext:value-type="date">
            <text:p>1996-11-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55" calcext:value-type="float">
            <text:p>1035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1996-11-15" calcext:value-type="date">
            <text:p>1996-11-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56" calcext:value-type="float">
            <text:p>10356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1996-11-18" calcext:value-type="date">
            <text:p>1996-11-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57" calcext:value-type="float">
            <text:p>10357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1996-11-19" calcext:value-type="date">
            <text:p>1996-11-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58" calcext:value-type="float">
            <text:p>1035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date" office:date-value="1996-11-20" calcext:value-type="date">
            <text:p>1996-11-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59" calcext:value-type="float">
            <text:p>10359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date" office:date-value="1996-11-21" calcext:value-type="date">
            <text:p>1996-11-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60" calcext:value-type="float">
            <text:p>1036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date" office:date-value="1996-11-22" calcext:value-type="date">
            <text:p>1996-11-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61" calcext:value-type="float">
            <text:p>1036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1996-11-22" calcext:value-type="date">
            <text:p>1996-11-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62" calcext:value-type="float">
            <text:p>1036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1996-11-25" calcext:value-type="date">
            <text:p>1996-11-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63" calcext:value-type="float">
            <text:p>1036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date" office:date-value="1996-11-26" calcext:value-type="date">
            <text:p>1996-11-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64" calcext:value-type="float">
            <text:p>1036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1996-11-26" calcext:value-type="date">
            <text:p>1996-11-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65" calcext:value-type="float">
            <text:p>1036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date" office:date-value="1996-11-27" calcext:value-type="date">
            <text:p>1996-11-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66" calcext:value-type="float">
            <text:p>1036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date" office:date-value="1996-11-28" calcext:value-type="date">
            <text:p>1996-11-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67" calcext:value-type="float">
            <text:p>10367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date" office:date-value="1996-11-28" calcext:value-type="date">
            <text:p>1996-11-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68" calcext:value-type="float">
            <text:p>1036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date" office:date-value="1996-11-29" calcext:value-type="date">
            <text:p>1996-11-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69" calcext:value-type="float">
            <text:p>10369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date" office:date-value="1996-12-02" calcext:value-type="date">
            <text:p>1996-12-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70" calcext:value-type="float">
            <text:p>1037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1996-12-03" calcext:value-type="date">
            <text:p>1996-12-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71" calcext:value-type="float">
            <text:p>1037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date" office:date-value="1996-12-03" calcext:value-type="date">
            <text:p>1996-12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72" calcext:value-type="float">
            <text:p>10372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1996-12-04" calcext:value-type="date">
            <text:p>1996-12-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73" calcext:value-type="float">
            <text:p>10373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date" office:date-value="1996-12-05" calcext:value-type="date">
            <text:p>1996-12-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74" calcext:value-type="float">
            <text:p>10374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1996-12-05" calcext:value-type="date">
            <text:p>1996-12-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75" calcext:value-type="float">
            <text:p>10375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date" office:date-value="1996-12-06" calcext:value-type="date">
            <text:p>1996-12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76" calcext:value-type="float">
            <text:p>10376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date" office:date-value="1996-12-09" calcext:value-type="date">
            <text:p>1996-12-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77" calcext:value-type="float">
            <text:p>1037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1996-12-09" calcext:value-type="date">
            <text:p>1996-12-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78" calcext:value-type="float">
            <text:p>1037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1996-12-10" calcext:value-type="date">
            <text:p>1996-12-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79" calcext:value-type="float">
            <text:p>1037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date" office:date-value="1996-12-11" calcext:value-type="date">
            <text:p>1996-12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80" calcext:value-type="float">
            <text:p>10380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date" office:date-value="1996-12-12" calcext:value-type="date">
            <text:p>1996-12-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81" calcext:value-type="float">
            <text:p>1038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date" office:date-value="1996-12-12" calcext:value-type="date">
            <text:p>1996-12-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82" calcext:value-type="float">
            <text:p>1038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date" office:date-value="1996-12-13" calcext:value-type="date">
            <text:p>1996-12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83" calcext:value-type="float">
            <text:p>1038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date" office:date-value="1996-12-16" calcext:value-type="date">
            <text:p>1996-12-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84" calcext:value-type="float">
            <text:p>103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date" office:date-value="1996-12-16" calcext:value-type="date">
            <text:p>1996-12-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85" calcext:value-type="float">
            <text:p>1038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date" office:date-value="1996-12-17" calcext:value-type="date">
            <text:p>1996-12-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86" calcext:value-type="float">
            <text:p>1038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date" office:date-value="1996-12-18" calcext:value-type="date">
            <text:p>1996-12-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87" calcext:value-type="float">
            <text:p>103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date" office:date-value="1996-12-18" calcext:value-type="date">
            <text:p>1996-12-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88" calcext:value-type="float">
            <text:p>10388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date" office:date-value="1996-12-19" calcext:value-type="date">
            <text:p>1996-12-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89" calcext:value-type="float">
            <text:p>103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date" office:date-value="1996-12-20" calcext:value-type="date">
            <text:p>1996-12-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90" calcext:value-type="float">
            <text:p>1039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1996-12-23" calcext:value-type="date">
            <text:p>1996-12-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91" calcext:value-type="float">
            <text:p>1039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date" office:date-value="1996-12-23" calcext:value-type="date">
            <text:p>1996-12-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92" calcext:value-type="float">
            <text:p>1039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date" office:date-value="1996-12-24" calcext:value-type="date">
            <text:p>1996-12-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93" calcext:value-type="float">
            <text:p>1039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date" office:date-value="1996-12-25" calcext:value-type="date">
            <text:p>1996-12-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94" calcext:value-type="float">
            <text:p>1039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date" office:date-value="1996-12-25" calcext:value-type="date">
            <text:p>1996-12-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95" calcext:value-type="float">
            <text:p>1039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1996-12-26" calcext:value-type="date">
            <text:p>1996-12-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96" calcext:value-type="float">
            <text:p>1039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date" office:date-value="1996-12-27" calcext:value-type="date">
            <text:p>1996-12-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97" calcext:value-type="float">
            <text:p>10397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date" office:date-value="1996-12-27" calcext:value-type="date">
            <text:p>1996-12-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98" calcext:value-type="float">
            <text:p>10398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date" office:date-value="1996-12-30" calcext:value-type="date">
            <text:p>1996-12-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99" calcext:value-type="float">
            <text:p>10399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date" office:date-value="1996-12-31" calcext:value-type="date">
            <text:p>1996-12-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1997-01-01" calcext:value-type="date">
            <text:p>1997-01-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01" calcext:value-type="float">
            <text:p>1040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date" office:date-value="1997-01-01" calcext:value-type="date">
            <text:p>1997-01-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02" calcext:value-type="float">
            <text:p>1040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date" office:date-value="1997-01-02" calcext:value-type="date">
            <text:p>1997-01-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03" calcext:value-type="float">
            <text:p>1040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date" office:date-value="1997-01-03" calcext:value-type="date">
            <text:p>1997-01-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04" calcext:value-type="float">
            <text:p>10404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date" office:date-value="1997-01-03" calcext:value-type="date">
            <text:p>1997-01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05" calcext:value-type="float">
            <text:p>1040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1997-01-06" calcext:value-type="date">
            <text:p>1997-01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06" calcext:value-type="float">
            <text:p>10406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date" office:date-value="1997-01-07" calcext:value-type="date">
            <text:p>1997-01-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07" calcext:value-type="float">
            <text:p>1040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date" office:date-value="1997-01-07" calcext:value-type="date">
            <text:p>1997-01-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08" calcext:value-type="float">
            <text:p>1040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date" office:date-value="1997-01-08" calcext:value-type="date">
            <text:p>1997-01-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09" calcext:value-type="float">
            <text:p>10409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date" office:date-value="1997-01-09" calcext:value-type="date">
            <text:p>1997-01-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10" calcext:value-type="float">
            <text:p>1041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date" office:date-value="1997-01-10" calcext:value-type="date">
            <text:p>1997-01-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11" calcext:value-type="float">
            <text:p>104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date" office:date-value="1997-01-10" calcext:value-type="date">
            <text:p>1997-01-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12" calcext:value-type="float">
            <text:p>10412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date" office:date-value="1997-01-13" calcext:value-type="date">
            <text:p>1997-01-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13" calcext:value-type="float">
            <text:p>1041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date" office:date-value="1997-01-14" calcext:value-type="date">
            <text:p>1997-01-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14" calcext:value-type="float">
            <text:p>1041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date" office:date-value="1997-01-14" calcext:value-type="date">
            <text:p>1997-01-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15" calcext:value-type="float">
            <text:p>10415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date" office:date-value="1997-01-15" calcext:value-type="date">
            <text:p>1997-01-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16" calcext:value-type="float">
            <text:p>10416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date" office:date-value="1997-01-16" calcext:value-type="date">
            <text:p>1997-01-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17" calcext:value-type="float">
            <text:p>10417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date" office:date-value="1997-01-16" calcext:value-type="date">
            <text:p>1997-01-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18" calcext:value-type="float">
            <text:p>10418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date" office:date-value="1997-01-17" calcext:value-type="date">
            <text:p>1997-01-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19" calcext:value-type="float">
            <text:p>10419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date" office:date-value="1997-01-20" calcext:value-type="date">
            <text:p>1997-01-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20" calcext:value-type="float">
            <text:p>10420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date" office:date-value="1997-01-21" calcext:value-type="date">
            <text:p>1997-01-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21" calcext:value-type="float">
            <text:p>10421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date" office:date-value="1997-01-21" calcext:value-type="date">
            <text:p>1997-01-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22" calcext:value-type="float">
            <text:p>1042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date" office:date-value="1997-01-22" calcext:value-type="date">
            <text:p>1997-01-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23" calcext:value-type="float">
            <text:p>1042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1997-01-23" calcext:value-type="date">
            <text:p>1997-01-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24" calcext:value-type="float">
            <text:p>10424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date" office:date-value="1997-01-23" calcext:value-type="date">
            <text:p>1997-01-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25" calcext:value-type="float">
            <text:p>10425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1997-01-24" calcext:value-type="date">
            <text:p>1997-01-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26" calcext:value-type="float">
            <text:p>1042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date" office:date-value="1997-01-27" calcext:value-type="date">
            <text:p>1997-01-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27" calcext:value-type="float">
            <text:p>10427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date" office:date-value="1997-01-27" calcext:value-type="date">
            <text:p>1997-01-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28" calcext:value-type="float">
            <text:p>10428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date" office:date-value="1997-01-28" calcext:value-type="date">
            <text:p>1997-01-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29" calcext:value-type="float">
            <text:p>10429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date" office:date-value="1997-01-29" calcext:value-type="date">
            <text:p>1997-01-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30" calcext:value-type="float">
            <text:p>104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date" office:date-value="1997-01-30" calcext:value-type="date">
            <text:p>1997-01-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31" calcext:value-type="float">
            <text:p>1043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date" office:date-value="1997-01-30" calcext:value-type="date">
            <text:p>1997-01-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32" calcext:value-type="float">
            <text:p>10432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date" office:date-value="1997-01-31" calcext:value-type="date">
            <text:p>1997-01-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33" calcext:value-type="float">
            <text:p>104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date" office:date-value="1997-02-03" calcext:value-type="date">
            <text:p>1997-02-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34" calcext:value-type="float">
            <text:p>1043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1997-02-03" calcext:value-type="date">
            <text:p>1997-02-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35" calcext:value-type="float">
            <text:p>1043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date" office:date-value="1997-02-04" calcext:value-type="date">
            <text:p>1997-02-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36" calcext:value-type="float">
            <text:p>1043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date" office:date-value="1997-02-05" calcext:value-type="date">
            <text:p>1997-02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37" calcext:value-type="float">
            <text:p>10437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date" office:date-value="1997-02-05" calcext:value-type="date">
            <text:p>1997-02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38" calcext:value-type="float">
            <text:p>10438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date" office:date-value="1997-02-06" calcext:value-type="date">
            <text:p>1997-02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39" calcext:value-type="float">
            <text:p>10439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date" office:date-value="1997-02-07" calcext:value-type="date">
            <text:p>1997-02-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40" calcext:value-type="float">
            <text:p>10440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date" office:date-value="1997-02-10" calcext:value-type="date">
            <text:p>1997-02-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41" calcext:value-type="float">
            <text:p>10441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date" office:date-value="1997-02-10" calcext:value-type="date">
            <text:p>1997-02-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42" calcext:value-type="float">
            <text:p>1044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date" office:date-value="1997-02-11" calcext:value-type="date">
            <text:p>1997-02-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43" calcext:value-type="float">
            <text:p>10443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date" office:date-value="1997-02-12" calcext:value-type="date">
            <text:p>1997-02-1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10:41:19.090368000</meta:creation-date>
    <dc:date>2016-05-08T10:41:46.171700000</dc:date>
    <meta:editing-duration>PT27S</meta:editing-duration>
    <meta:editing-cycles>1</meta:editing-cycles>
    <meta:document-statistic meta:table-count="1" meta:cell-count="985" meta:object-count="0"/>
    <meta:generator>LibreOffice/5.1.2.2$MacOSX_X86_64 LibreOffice_project/d3bf12ecb743fc0d20e0be0c58ca359301eb705f</meta:generator>
  </office:meta>
</office:document-meta>
</file>